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Helev" svg:font-family="Helev"/>
    <style:font-face style:name="Helvetica Neue1" svg:font-family="'Helvetica Neue', Helvetica, Arial, sans-serif"/>
    <style:font-face style:name="Mangal1" svg:font-family="Mangal"/>
    <style:font-face style:name="Roboto-Regular-webfont" svg:font-family="Roboto-Regular-webfont"/>
    <style:font-face style:name="arial" svg:font-family="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Helvetica Neue" fo:font-size="12pt" style:font-size-asian="12pt" style:font-size-complex="12pt"/>
    </style:style>
    <style:style style:name="T1" style:family="text">
      <style:text-properties fo:font-variant="normal" fo:text-transform="none" fo:color="#333333" style:font-name="Arial1" fo:font-size="8.25pt" fo:letter-spacing="normal" fo:font-style="normal" fo:font-weight="normal"/>
    </style:style>
    <style:style style:name="T2" style:family="text">
      <style:text-properties fo:font-variant="normal" fo:text-transform="none" fo:color="#333333" fo:font-size="8.25pt" fo:letter-spacing="normal" fo:font-style="normal" fo:font-weight="normal"/>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style:font-size-asian="12pt" style:font-size-complex="12pt"/>
    </style:style>
    <style:style style:name="T5" style:family="text">
      <style:text-properties fo:font-variant="normal" fo:text-transform="none" fo:color="#333333" fo:letter-spacing="normal" fo:font-style="normal" fo:font-weight="normal" style:font-weight-asian="normal" style:font-weight-complex="normal"/>
    </style:style>
    <style:style style:name="T6" style:family="text">
      <style:text-properties fo:font-variant="normal" fo:text-transform="none" fo:color="#333333" fo:letter-spacing="normal" fo:font-style="normal" fo:font-weight="bold" style:font-weight-asian="bold" style:font-weight-complex="bold"/>
    </style:style>
    <style:style style:name="T7" style:family="text">
      <style:text-properties fo:font-variant="normal" fo:text-transform="none" fo:color="#333333" fo:letter-spacing="normal" fo:font-style="normal" fo:font-weight="bold" style:font-size-asian="12pt" style:font-weight-asian="bold" style:font-size-complex="12pt" style:font-weight-complex="bold"/>
    </style:style>
    <style:style style:name="T8" style:family="text">
      <style:text-properties fo:font-variant="normal" fo:text-transform="none" fo:color="#333333" style:font-name="Helvetica Neue1" fo:font-size="9pt" fo:letter-spacing="normal" fo:font-style="normal" fo:font-weight="normal"/>
    </style:style>
    <style:style style:name="T9" style:family="text">
      <style:text-properties fo:font-variant="normal" fo:text-transform="none" fo:color="#333333" style:font-name="Helvetica Neue1" fo:font-size="9pt" fo:letter-spacing="normal" fo:font-style="normal" fo:font-weight="normal" style:font-size-asian="12pt" style:font-size-complex="12pt"/>
    </style:style>
    <style:style style:name="T10" style:family="text">
      <style:text-properties fo:font-variant="normal" fo:text-transform="none" fo:color="#333333" style:font-name="Helvetica Neue" fo:font-size="12pt" fo:letter-spacing="normal" fo:font-style="normal" fo:font-weight="normal" style:font-size-asian="12pt" style:font-size-complex="12pt"/>
    </style:style>
    <style:style style:name="T11"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333333"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333333" fo:font-size="12pt" fo:letter-spacing="normal" fo:font-style="normal" fo:font-weight="normal" style:font-size-asian="12pt" style:font-size-complex="12pt"/>
    </style:style>
    <style:style style:name="T14" style:family="text">
      <style:text-properties fo:font-variant="normal" fo:text-transform="none" fo:color="#333333" fo:font-size="9pt" fo:letter-spacing="normal" fo:font-style="normal" fo:font-weight="normal"/>
    </style:style>
    <style:style style:name="T15" style:family="text">
      <style:text-properties fo:font-variant="normal" fo:text-transform="none" fo:color="#333333" fo:font-size="9pt" fo:letter-spacing="normal" fo:font-style="normal" fo:font-weight="normal" style:font-size-asian="12pt" style:font-size-complex="12pt"/>
    </style:style>
    <style:style style:name="T16" style:family="text">
      <style:text-properties fo:font-variant="normal" fo:text-transform="none" fo:color="#333333" style:font-name="Roboto-Regular-webfont" fo:font-size="10.5pt" fo:letter-spacing="normal" fo:font-style="normal" fo:font-weight="normal"/>
    </style:style>
    <style:style style:name="T17" style:family="text">
      <style:text-properties fo:font-variant="normal" fo:text-transform="none" fo:color="#333333" style:font-name="Roboto-Regular-webfont" fo:font-size="10.5pt" fo:letter-spacing="normal" fo:font-style="normal" fo:font-weight="normal" style:font-size-asian="12pt" style:font-size-complex="12pt"/>
    </style:style>
    <style:style style:name="T18" style:family="text">
      <style:text-properties fo:font-variant="normal" fo:text-transform="none" fo:color="#333333" fo:font-size="10.5pt" fo:letter-spacing="normal" fo:font-style="normal" fo:font-weight="normal" style:font-size-asian="12pt" style:font-size-complex="12pt"/>
    </style:style>
    <style:style style:name="T19" style:family="text">
      <style:text-properties fo:font-variant="normal" fo:text-transform="none" fo:color="#222222" style:font-name="arial" fo:font-size="9.75pt" fo:letter-spacing="normal" fo:font-style="normal" fo:font-weight="normal" style:font-size-asian="12pt" style:font-size-complex="12pt"/>
    </style:style>
    <style:style style:name="T20" style:family="text">
      <style:text-properties fo:font-variant="normal" fo:text-transform="none" fo:color="#222222" fo:font-size="9.75pt" fo:letter-spacing="normal" fo:font-style="normal" fo:font-weight="normal" style:font-size-asian="12pt" style:font-size-complex="12pt"/>
    </style:style>
    <style:style style:name="T21" style:family="text">
      <style:text-properties fo:font-variant="normal" fo:text-transform="none" fo:color="#222222" fo:letter-spacing="normal" fo:font-style="normal" fo:font-weight="normal"/>
    </style:style>
    <style:style style:name="T22" style:family="text">
      <style:text-properties fo:font-variant="normal" fo:text-transform="none" fo:color="#343d4a" style:font-name="Roboto-Regular-webfont" fo:font-size="26.25pt" fo:letter-spacing="normal" fo:font-style="normal" fo:font-weight="bold" style:font-size-asian="12pt" style:font-size-complex="12pt"/>
    </style:style>
    <style:style style:name="T23" style:family="text">
      <style:text-properties fo:font-variant="normal" fo:text-transform="none" fo:color="#343d4a" fo:font-size="26.25pt" fo:letter-spacing="normal" fo:font-style="normal" fo:font-weight="bold" style:font-size-asian="12pt" style:font-size-complex="12pt"/>
    </style:style>
    <style:style style:name="T24" style:family="text">
      <style:text-properties fo:font-variant="normal" fo:text-transform="none" fo:color="#343d4a" fo:letter-spacing="normal" fo:font-style="normal" fo:font-weight="bold"/>
    </style:style>
    <style:style style:name="T25" style:family="text">
      <style:text-properties fo:font-variant="normal" fo:text-transform="none" fo:color="#343d4a" fo:letter-spacing="normal" fo:font-style="normal" fo:font-weight="bold" style:font-weight-asian="bold" style:font-weight-complex="bold"/>
    </style:style>
    <style:style style:name="T26" style:family="text">
      <style:text-properties fo:font-variant="normal" fo:text-transform="none" fo:color="#343d4a" fo:letter-spacing="normal" fo:font-style="normal" fo:font-weight="normal" style:font-weight-asian="normal" style:font-weight-complex="normal"/>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style:font-weight-asian="normal" style:font-weight-complex="normal"/>
    </style:style>
    <style:style style:name="T29" style:family="text">
      <style:text-properties fo:font-variant="normal" fo:text-transform="none" fo:color="#000000" fo:letter-spacing="normal" fo:font-style="normal"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Helvetica Neue" fo:font-size="12pt" style:font-size-asian="12pt" style:font-size-complex="12pt"/>
    </style:style>
    <style:style style:name="T32" style:family="text">
      <style:text-properties fo:font-weight="bold" style:font-weight-asian="bold" style:font-weight-complex="bold"/>
    </style:style>
    <style:style style:name="T33" style:family="text">
      <style:text-properties fo:font-size="12pt" style:font-size-asian="12pt" style:font-size-complex="12pt"/>
    </style:style>
    <style:style style:name="T34" style:family="text">
      <style:text-propertie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Éditeur du site</text:span><text:line-break/><text:span text:style-name="T3">Le présent site www.mapetiteepicerie.fr est édité par « Oldies but Goodies ».</text:span><text:line-break/><text:span text:style-name="T3">Le Directeur de la publication du</text:span><text:span text:style-name="T5"> site est </text:span><text:span text:style-name="T26">M.Ouazzan ABDELMAJID situé au </text:span><text:span text:style-name="T28">9 place Marie Noël - 89240 Diges</text:span><text:span text:style-name="T5">, représentant légal de la personne morale.</text:span><text:span text:style-name="T30"><text:line-break/></text:span><text:line-break/><text:span text:style-name="T6">Designer du site</text:span><text:line-break/><text:span text:style-name="T3">Le design du site a été réalisé par le groupe « Oldies but Goodies ».</text:span><text:line-break/><text:line-break/><text:span text:style-name="T6">Développeur du site</text:span><text:line-break/><text:span text:style-name="T3">« Oldies but Goodies » - </text:span><text:span text:style-name="T21">4 Rue Paul Doumer, 89000 Auxerre</text:span><text:span text:style-name="T3">.</text:span></text:p>
      <text:p text:style-name="P1"><text:line-break/><text:span text:style-name="T3">Ce site est hébergé par la société </text:span><text:span text:style-name="T6">Oxalide, 25, boulevard de Strasbourg - 75010 Paris (www.oxalide.fr).</text:span><text:line-break/><text:line-break/><text:span text:style-name="T6">Propriété intellectuelle</text:span><text:line-break/><text:span text:style-name="T3">Tous les composants visuels ou sonores (contenus, textes, musique, images, illustrations, photographies, …) dudit site sont protégés par des droits de propriété intellectuelle réservées pour le monde entier.</text:span><text:line-break/><text:line-break/><text:span text:style-name="T3">Toute reproduction ou représentation totale ou partielle de ce site par quelque procédé que ce soit et sur quelque support que ce soit est interdite et constitue une contrefaçon sanctionnée par les articles L. 335-2 et suivants du Code de la propriété intellectuelle.</text:span><text:line-break/><text:span text:style-name="T3">Tout lien hypertexte renvoyant vers ledit site est formellement interdit, sauf autorisation expresse de l’éditeur.</text:span><text:line-break/><text:line-break/><text:span text:style-name="T6">Marque – Logos</text:span><text:line-break/><text:span text:style-name="T3">Les marques et les logos reproduits sur le site sont protégés par leur titulaire à titre de marque. Toute reproduction totale ou partielle de ces marques ou de ces logos, par quelque moyen que ce soit et sur quelque support que ce soit, sans autorisation préalable et écrite de leur titulaire est prohibée au sens des articles L. 713-2 et suivants du Code de la propriété intellectuelle.</text:span><text:line-break/><text:line-break/><text:span text:style-name="T6">Limites de responsabilité</text:span><text:line-break/><text:span text:style-name="T3">L’utilisateur doit protéger ses équipements techniques et effectuer toutes sauvegardes de ses données. Il est seul responsable de l’utilisation qu’il peut faire du service.</text:span><text:line-break/><text:line-break/><text:span text:style-name="T3">L’éditeur met tout en œuvre pour offrir aux utilisateurs des informations ou des outils disponibles et vérifiés. L’éditeur ne saurait être tenu pour responsable de tout inconvénient ou dommage inhérent à l’utilisation du réseau Internet, des erreurs, d’une absence de disponibilité des fonctionnalités, d’une rupture de service, d’une intrusion extérieure ou de la présence de virus informatiques.</text:span><text:line-break/><text:line-break/><text:span text:style-name="T6">Données à caractère personnel</text:span><text:line-break/><text:span text:style-name="T3">Formulaire de Contact : les messages électroniques comprenant les coordonnées de l’utilisateur (Nom, prénom, e-mail) sont exploités par l’éditeur pour répondre à vos demandes.</text:span><text:line-break/><text:line-break/><text:span text:style-name="T3">Les données à caractère personnel fournies par l’utilisateur et collectées par l’éditeur sur le site sont traitées en toute confidentialité et sont sauvegardées dans une ou plusieurs bases de données centralisées au niveau de l’éditeur.</text:span><text:line-break/><text:soft-page-break/><text:span text:style-name="T3">Elles sont destinées à faciliter l’utilisation du site par l’utilisateur, à assurer l’enregistrement, le suivi et l’archivage de ses commandes, ainsi qu’à promouvoir la qualité de ses relations avec l’éditeur.</text:span><text:line-break/><text:span text:style-name="T3">Les informations indispensables pour la prise en compte de la commande et de son exécution (civilité, prénom, nom, date de naissance, adresse, etc.) sont identifiées par un astérisque. En conséquence, le défaut de fourniture de ces informations équivaut à renoncer à l’utilisation des services proposés.</text:span><text:line-break/><text:line-break/><text:span text:style-name="T3">L’éditeur peut être amené à communiquer, à titre confidentiel, les données à caractère personnel concernant l’utilisateur à ses prestataires techniques qui concourent à la fourniture des services proposés sur le site.</text:span><text:line-break/><text:line-break/><text:span text:style-name="T3">Les données à caractère personnel fournies par l’utilisateur et collectées par l’éditeur pourront être utilisées par les partenaires commerciaux de l’éditeur à des fins de prospection commerciale.</text:span><text:line-break/><text:span text:style-name="T3">Tout utilisateur ne souhaitant pas ou plus recevoir de messages de prospection commerciale de la part des partenaires commerciaux de l’éditeur pourra s’y opposer selon les modalités définies à l’article 11 des Conditions Générales de Vente du site.</text:span><text:line-break/><text:line-break/><text:span text:style-name="T3">Conformément aux dispositions de la loi Informatique et Libertés du 6 janvier 1978, l’utilisateur du site dispose d’un droit d’accès, de modification, de rectification, d’opposition et de suppression des données le concernant. Il pourra exercer ces droits en contactant l’éditeur aux coordonnées indiquées sous le titre « Editeur du site ».</text:span><text:line-break/><text:line-break/><text:span text:style-name="T6">Cookies</text:span><text:line-break/><text:span text:style-name="T3">Lors de la visite de l’utilisateur sur le site, l’éditeur implante un ou des cookies dans son ordinateur.</text:span><text:line-break/><text:span text:style-name="T3">Un cookie est un élément qui ne permet pas d’identifier l’utilisateur mais qui sert à enregistrer des informations relatives à sa navigation sur le site, et stocke des informations que l’utilisateur a saisies durant sa visite : les pages qu’il a consultées, la date et l’heure de la consultation, le contenu de ses commandes.</text:span><text:line-break/><text:span text:style-name="T3">Ainsi, l’utilisateur n’aura pas besoin, lors de sa prochaine visite de les saisir à nouveau. L’éditeur pourra les consulter lors des prochaines visites de l’utilisateur.</text:span><text:line-break/><text:line-break/><text:span text:style-name="T3">Les cookies que l’éditeur émet lui permettent :</text:span><text:line-break/><text:span text:style-name="T3">- d’établir des statistiques et volumes de fréquentation et d’utilisation des divers éléments composant le site afin d’améliorer l’intérêt et l’ergonomie des services proposés ;</text:span><text:line-break/><text:span text:style-name="T3">- de mémoriser des informations relatives aux formulaires remplis par l’utilisateur sur le site ou à des produits, services ou informations choisis par l’utilisateur sur le site ;</text:span><text:line-break/><text:span text:style-name="T3">- de permettre à l’utilisateur d’accéder à des espaces réservés et personnel du site, tels que le compte de l’utilisateur, grâce à des identifiants ou des données qu’il a éventuellement antérieurement confiés.</text:span><text:line-break/><text:line-break/><text:span text:style-name="T3">L’utilisateur peut s’opposer à l’enregistrement de cookies ou supprimer les cookies. Pour ce faire, il faut qu’il paramètre son navigateur de la manière suivante :</text:span><text:line-break/><text:span text:style-name="T3">- pour Microsoft Internet Explorer 6.0 : menu Outils/Options Internet/Onglet Confidentialité, sélectionner le niveau souhaité à l'aide du curseur.</text:span><text:line-break/><text:span text:style-name="T3">- pour Mozilla Firefox : menu Outil/Options Vie Privée/Menu Cookie, sélectionner les options souhaitées.</text:span><text:line-break/><text:span text:style-name="T3">- pour Opéra 6.0 : menu Fichier/Préférence/Vie Privée.</text:span><text:line-break/><text:soft-page-break/><text:span text:style-name="T3">- pour les autres navigateurs, consulter l'aide du navigateur utilisé.</text:span><text:line-break/><text:line-break/><text:span text:style-name="T3">Si l’utilisateur refuse des cookies dans son terminal, ou supprime ceux qui y sont enregistrés, il ne pourra plus bénéficier d’un certain nombre de fonctionnalités. Le cas échéant, l’éditeur décline toute responsabilité pour les conséquences liées au fonctionnement dégradé des services résultant de l’impossibilité pour l’éditeur d’enregistrer ou de consulter les cookies nécessaires à leur fonctionnement.</text:span><text:line-break/><text:line-break/><text:span text:style-name="T6">Droit applicable</text:span><text:line-break/><text:span text:style-name="T3">Le présent site est soumis au droit françai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Helev" svg:font-family="Helev"/>
    <style:font-face style:name="Helvetica Neue1" svg:font-family="'Helvetica Neue', Helvetica, Arial, sans-serif"/>
    <style:font-face style:name="Mangal1" svg:font-family="Mangal"/>
    <style:font-face style:name="Roboto-Regular-webfont" svg:font-family="Roboto-Regular-webfont"/>
    <style:font-face style:name="arial" svg:font-family="arial, sans-serif"/>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9:33:56.26</meta:creation-date>
    <dc:date>2017-06-08T19:46:25.06</dc:date>
    <meta:editing-duration>PT12M28S</meta:editing-duration>
    <meta:editing-cycles>2</meta:editing-cycles>
    <meta:generator>OpenOffice.org/3.4.1$Win32 OpenOffice.org_project/341m1$Build-9593</meta:generator>
    <meta:document-statistic meta:table-count="0" meta:image-count="0" meta:object-count="0" meta:page-count="3" meta:paragraph-count="2" meta:word-count="949" meta:character-count="6347"/>
  </office:meta>
</office:document-meta>
</file>